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1d20" officeooo:paragraph-rsid="001c1d20"/>
    </style:style>
    <style:style style:name="P2" style:family="paragraph" style:parent-style-name="Standard">
      <style:text-properties officeooo:rsid="001db15c" officeooo:paragraph-rsid="001db15c"/>
    </style:style>
    <style:style style:name="T1" style:family="text">
      <style:text-properties officeooo:rsid="001db15c"/>
    </style:style>
    <style:style style:name="T2" style:family="text">
      <style:text-properties officeooo:rsid="001e2a35"/>
    </style:style>
    <style:style style:name="T3" style:family="text">
      <style:text-properties officeooo:rsid="001e9818"/>
    </style:style>
    <style:style style:name="T4" style:family="text">
      <style:text-properties officeooo:rsid="0020091d"/>
    </style:style>
    <style:style style:name="T5" style:family="text">
      <style:text-properties officeooo:rsid="002031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ine de belirgin olan bir şey var. Robot öğretmenin olması, hiç öğretmenin olmamasından <text:span text:style-name="T1">iyidir</text:span>. <text:span text:style-name="T1">Dünyadaki bazı bölgelerde yeterli sayıda öğretmen yok ayrıca 14 yaşın altındaki çocukların yüzde 9’</text:span><text:span text:style-name="T3">u</text:span><text:span text:style-name="T1"> ila </text:span><text:span text:style-name="T3">1</text:span><text:span text:style-name="T1">6’sı okula gitmiyor. Bu sorun kısmen de olsa robotlar tarafından çözülebilir çünkü herhangi bir yerde eğitim verebilirler ve strese girmez, yorulmaz veya daha kolay, daha yüksek maaşlı bir iş için taşınmazlar.</text:span></text:p>
      <text:p text:style-name="P1"/>
      <text:p text:style-name="P2">Öğretimin bu olumsuz yanları herkesin katıldığı bir konudur. Dünyanın herbir yanındaki öğretmenler bunun zor bir iş olduğu ve çok çalıştıklarını hissetikleri gerekçesiyle işlerinden ayrılıyorlar. <text:span text:style-name="T2">Belki de asıl soru “Robotlar öğretmenlerin yerini alacak mı?” değildir de “Robotlar öğretmenlere nasıl yardım edebilir?”dir. Ofis çalışanarı; e-postaları düzenlemek ve yanıtlamak, toplantılar ayarlamak ve takvimlerini güncellemek için yazılımlar kullanabiliyorlar. Öğretmenler, öğretim harici işlerle uğraşarak çok fazla zaman harcıyorlar, buna haftada 11 saatten fazla </text:span><text:span text:style-name="T4">süren</text:span><text:span text:style-name="T2"> ödevlere not verme </text:span><text:span text:style-name="T5">işi</text:span><text:span text:style-name="T2"> de dahil. Eğer robotlar, öğretmenlerin ödevlere not vermek ve rapor yazmak için harcadıkları zamanı kısaltabilseydi; öğretmenlerin, insanların en iyi yaptığı işler için ayırabileceği daha çok zamanı ve enerjisi olurdu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1T15:09:41.671572307</meta:creation-date>
    <dc:date>2021-03-21T15:45:40.273600720</dc:date>
    <meta:editing-duration>PT14M36S</meta:editing-duration>
    <meta:editing-cycles>4</meta:editing-cycles>
    <meta:generator>LibreOffice/7.0.4.2$Linux_X86_64 LibreOffice_project/00$Build-2</meta:generator>
    <meta:document-statistic meta:table-count="0" meta:image-count="0" meta:object-count="0" meta:page-count="1" meta:paragraph-count="2" meta:word-count="162" meta:character-count="1224" meta:non-whitespace-character-count="1064"/>
  </office:meta>
</office:document-meta>
</file>